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210000000ABA1FE32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Helvetica, Arial, Verdana, sans-serif"/>
    <style:font-face style:name="OpenSymbol" svg:font-family="OpenSymbol"/>
    <style:font-face style:name="Tahoma1" svg:font-family="Tahoma"/>
    <style:font-face style:name="Times new roman"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1" style:family="table">
      <style:table-properties style:width="6.5153in" fo:margin-left="-0.0153in" table:align="left"/>
    </style:style>
    <style:style style:name="Table1.A" style:family="table-column">
      <style:table-column-properties style:column-width="2.1875in"/>
    </style:style>
    <style:style style:name="Table1.B" style:family="table-column">
      <style:table-column-properties style:column-width="2.1688in"/>
    </style:style>
    <style:style style:name="Table1.C" style:family="table-column">
      <style:table-column-properties style:column-width="2.159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5153in" fo:margin-left="-0.0153in" table:align="left"/>
    </style:style>
    <style:style style:name="Table2.A" style:family="table-column">
      <style:table-column-properties style:column-width="2.1875in"/>
    </style:style>
    <style:style style:name="Table2.B" style:family="table-column">
      <style:table-column-properties style:column-width="2.1688in"/>
    </style:style>
    <style:style style:name="Table2.C" style:family="table-column">
      <style:table-column-properties style:column-width="2.159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5153in" fo:margin-left="-0.0153in" table:align="left"/>
    </style:style>
    <style:style style:name="Table3.A" style:family="table-column">
      <style:table-column-properties style:column-width="2.1875in"/>
    </style:style>
    <style:style style:name="Table3.B" style:family="table-column">
      <style:table-column-properties style:column-width="2.1688in"/>
    </style:style>
    <style:style style:name="Table3.C" style:family="table-column">
      <style:table-column-properties style:column-width="2.159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5153in" fo:margin-left="-0.0153in" table:align="left"/>
    </style:style>
    <style:style style:name="Table4.A" style:family="table-column">
      <style:table-column-properties style:column-width="2.1875in"/>
    </style:style>
    <style:style style:name="Table4.B" style:family="table-column">
      <style:table-column-properties style:column-width="2.1688in"/>
    </style:style>
    <style:style style:name="Table4.C" style:family="table-column">
      <style:table-column-properties style:column-width="2.159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Times new roman"/>
    </style:style>
    <style:style style:name="P2" style:family="paragraph" style:parent-style-name="Standard">
      <style:text-properties style:font-name="Times new roman" fo:font-size="10pt" style:font-size-asian="10pt" style:font-size-complex="10pt"/>
    </style:style>
    <style:style style:name="P3" style:family="paragraph" style:parent-style-name="Standard">
      <style:text-properties style:font-name="Times new roman" fo:font-size="14pt" fo:font-weight="bold" style:font-size-asian="14pt" style:font-weight-asian="bold" style:font-size-complex="14pt" style:font-weight-complex="bold"/>
    </style:style>
    <style:style style:name="P4" style:family="paragraph" style:parent-style-name="Standard">
      <style:text-properties style:font-name="Times new roman" fo:font-size="15pt" fo:font-weight="bold" style:font-size-asian="15pt" style:font-weight-asian="bold" style:font-size-complex="15pt" style:font-weight-complex="bold"/>
    </style:style>
    <style:style style:name="P5" style:family="paragraph" style:parent-style-name="Standard">
      <style:text-properties style:font-name="Times new roman" fo:font-weight="bold" style:font-weight-asian="bold" style:font-weight-complex="bold"/>
    </style:style>
    <style:style style:name="P6" style:family="paragraph" style:parent-style-name="Standard">
      <style:text-properties style:font-name="Times New Roman"/>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start" style:justify-single-word="false"/>
      <style:text-properties fo:font-weight="bold" style:font-weight-asian="bold" style:font-weight-complex="bold"/>
    </style:style>
    <style:style style:name="P9" style:family="paragraph" style:parent-style-name="Standard">
      <style:text-properties fo:font-variant="normal" fo:text-transform="none" fo:color="#000000" fo:font-size="11.25pt" fo:letter-spacing="normal" fo:font-style="normal" fo:font-weight="normal"/>
    </style:style>
    <style:style style:name="P10" style:family="paragraph" style:parent-style-name="Standard">
      <style:paragraph-properties fo:text-align="start" style:justify-single-word="false"/>
    </style:style>
    <style:style style:name="P11" style:family="paragraph" style:parent-style-name="Standard">
      <style:text-properties fo:font-weight="normal" style:font-weight-asian="normal" style:font-weight-complex="normal"/>
    </style:style>
    <style:style style:name="P12" style:family="paragraph" style:parent-style-name="Text_20_body">
      <style:paragraph-properties fo:text-align="start" style:justify-single-word="false"/>
      <style:text-properties fo:font-variant="normal" fo:text-transform="none" fo:color="#000000" style:font-name="Open Sans" fo:font-size="11.25pt" fo:letter-spacing="normal" fo:font-style="normal" fo:font-weight="bold" style:font-weight-asian="bold" style:font-weight-complex="bold"/>
    </style:style>
    <style:style style:name="P13" style:family="paragraph" style:parent-style-name="Standard" style:list-style-name="L1"/>
    <style:style style:name="P14" style:family="paragraph" style:parent-style-name="Standard">
      <style:text-properties style:font-name="Times new roman"/>
    </style:style>
    <style:style style:name="P15" style:family="paragraph" style:parent-style-name="Standard" style:list-style-name="L2">
      <style:text-properties style:font-name="Times new roman"/>
    </style:style>
    <style:style style:name="P16" style:family="paragraph" style:parent-style-name="Standard">
      <style:text-properties style:font-name="Times new roman" fo:font-size="10pt" style:font-size-asian="10pt" style:font-size-complex="10pt"/>
    </style:style>
    <style:style style:name="P17" style:family="paragraph" style:parent-style-name="Standard">
      <style:text-properties style:font-name="Times new roman" fo:font-size="15pt" fo:font-weight="bold" style:font-size-asian="15pt" style:font-weight-asian="bold" style:font-size-complex="15pt" style:font-weight-complex="bold"/>
    </style:style>
    <style:style style:name="P18" style:family="paragraph" style:parent-style-name="Standard" style:list-style-name="L3"/>
    <style:style style:name="P19" style:family="paragraph" style:parent-style-name="Standard" style:list-style-name="L4"/>
    <style:style style:name="P20" style:family="paragraph" style:parent-style-name="Standard" style:list-style-name="">
      <style:paragraph-properties fo:margin-left="0in" fo:margin-right="0in" fo:text-align="start" style:justify-single-word="false" fo:text-indent="0in" style:auto-text-indent="false" style:text-autospace="none"/>
      <style:text-properties style:font-name="Courier New"/>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variant="normal" fo:text-transform="none" fo:color="#000000" style:font-name="Times New Roman" fo:font-size="11.25pt" fo:letter-spacing="normal" fo:font-style="normal" fo:font-weight="bold" style:font-weight-asian="bold" style:font-weight-complex="bold"/>
    </style:style>
    <style:style style:name="T6" style:family="text">
      <style:text-properties fo:font-variant="normal" fo:text-transform="none" fo:color="#000000" style:font-name="Times New Roman" fo:font-size="11.25pt" fo:letter-spacing="normal" fo:font-style="normal" fo:font-weight="normal"/>
    </style:style>
    <style:style style:name="T7" style:family="text">
      <style:text-properties fo:font-variant="normal" fo:text-transform="none" fo:color="#ec4e20" style:text-line-through-style="none" style:font-name="Open Sans" fo:font-size="11.25pt" fo:letter-spacing="normal" fo:font-style="normal" style:text-underline-style="none" fo:font-weight="normal" style:text-blinking="false"/>
    </style:style>
    <style:style style:name="T8" style:family="text">
      <style:text-properties fo:font-variant="normal" fo:text-transform="none" fo:color="#ec4e20" style:font-name="Open Sans" fo:font-size="11.25pt" fo:letter-spacing="normal" fo:font-style="normal" style:text-underline-style="solid" style:text-underline-width="auto" style:text-underline-color="font-color" fo:font-weight="normal"/>
    </style:style>
    <style:style style:name="T9" style:family="text">
      <style:text-properties style:font-name="Times new roman"/>
    </style:style>
    <style:style style:name="T10" style:family="text">
      <style:text-properties style:font-name="Times new roman" fo:font-weight="bold"/>
    </style:style>
    <style:style style:name="T11" style:family="text">
      <style:text-properties fo:color="#000000" fo:font-size="10pt" style:font-name-asian="Courier New" style:font-size-asian="10pt" style:font-name-complex="Courier New" style:font-size-complex="10pt"/>
    </style:style>
    <style:style style:name="T12" style:family="text">
      <style:text-properties fo:color="#3f7f5f" style:font-name="Courier New" fo:font-size="10pt" style:font-name-asian="Courier New" style:font-size-asian="10pt" style:font-name-complex="Courier New" style:font-size-complex="10pt"/>
    </style:style>
    <style:style style:name="T13" style:family="text">
      <style:text-properties fo:color="#3f7f5f" style:font-name="Courier New" fo:font-size="10pt" style:text-underline-style="solid" style:text-underline-width="auto" style:text-underline-color="font-color" style:font-name-asian="Courier New" style:font-size-asian="10pt" style:font-name-complex="Courier New" style:font-size-complex="10pt"/>
    </style:style>
    <style:style style:name="T14" style:family="text">
      <style:text-properties fo:color="#3f7f5f" fo:font-size="10pt" style:font-name-asian="Courier New" style:font-size-asian="10pt" style:font-name-complex="Courier New" style:font-size-complex="10pt"/>
    </style:style>
    <style:style style:name="T15" style:family="text">
      <style:text-properties fo:color="#3f7f5f" fo:font-size="10pt" style:text-underline-style="solid" style:text-underline-width="auto" style:text-underline-color="font-color" style:font-name-asian="Courier New" style:font-size-asian="10pt" style:font-name-complex="Courier New" style:font-size-complex="10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1252in" fo:margin-right="0.1252in" fo:margin-top="0.1252in" fo:margin-bottom="0.1252in" style:vertical-pos="from-top" style:horizontal-pos="from-left" style:horizontal-rel="paragraph-content" fo:padding="0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1043in" style:vertical-pos="from-top" fo:padding="0in" fo:border="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1043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inear Search </text:p>
      <text:p text:style-name="P1">public static boolean contains(int[] a, int b) {</text:p>
      <text:p text:style-name="P1"><text:tab/>for (int i : a) {</text:p>
      <text:p text:style-name="P1"><text:tab/> <text:s text:c="3"/>if (i == b) {</text:p>
      <text:p text:style-name="P1"><text:tab/><text:tab/>return true;</text:p>
      <text:p text:style-name="P1"><text:tab/> <text:s text:c="3"/>}</text:p>
      <text:p text:style-name="P1"><text:tab/>}</text:p>
      <text:p text:style-name="P1"><text:tab/>return false;</text:p>
      <text:p text:style-name="P1"><text:s/>}</text:p>
      <text:p text:style-name="P1"/>
      <text:p text:style-name="P1">TimeComplexity:O(n) OR BigO(n)</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1">Best</text:p>
          </table:table-cell>
          <table:table-cell table:style-name="Table1.A1" office:value-type="string">
            <text:p text:style-name="P1">Average </text:p>
          </table:table-cell>
          <table:table-cell table:style-name="Table1.C1" office:value-type="string">
            <text:p text:style-name="P1">Worst</text:p>
          </table:table-cell>
        </table:table-row>
        <table:table-row>
          <table:table-cell table:style-name="Table1.A2" office:value-type="string">
            <text:p text:style-name="P1">Omega(1)</text:p>
          </table:table-cell>
          <table:table-cell table:style-name="Table1.A2" office:value-type="string">
            <text:p text:style-name="P1">Theta(n)</text:p>
          </table:table-cell>
          <table:table-cell table:style-name="Table1.C2" office:value-type="string">
            <text:p text:style-name="P1">BigO(n)</text:p>
          </table:table-cell>
        </table:table-row>
      </table:table>
      <text:p text:style-name="P1"/>
      <text:p text:style-name="P1">Space Complexity:O(n)</text:p>
      <text:p text:style-name="P1"/>
      <text:p text:style-name="P4"/>
      <text:p text:style-name="P3">Binary Search</text:p>
      <text:p text:style-name="Standard">Search a sorted array by repeatedly dividing the search interval in half. Begin with an interval covering the whole array. If the value of the search key is less than the item in the middle of the interval, narrow the interval to the lower half. Otherwise narrow it to the upper half. Repeatedly check until the value is found or the interval is empty.</text:p>
      <text:p text:style-name="P9">Example:<text:line-break/>The idea of binary search is to use the information that the array is sorted and reduce the time complexity to O(Logn).</text:p>
      <text:p text:style-name="Standard">We basically ignore half of the elements just after one comparison.</text:p>
      <text:list xml:id="list1111635880912341079" text:style-name="L1">
        <text:list-item>
          <text:p text:style-name="P13">Compare x with the middle element.</text:p>
        </text:list-item>
        <text:list-item>
          <text:p text:style-name="P13">If x matches with middle element, we return the mid index.</text:p>
        </text:list-item>
        <text:list-item>
          <text:p text:style-name="P13">Else If x is greater than the mid element, then x can only lie in right half subarray after the mid element. So we recur for right half.</text:p>
        </text:list-item>
        <text:list-item>
          <text:p text:style-name="P13">Else (x is smaller) recur for the left half.</text:p>
        </text:list-item>
      </text:list>
      <text:p text:style-name="Standard"/>
      <text:p text:style-name="Standard"><text:span text:style-name="T1">TimeComplexity:</text:span><text:line-break/>The time complexity of Binary Search can be written as</text:p>
      <text:p text:style-name="Standard">T(n) = T(n/2) + c </text:p>
      <text:p text:style-name="Standard">The above recurrence can be solved either using Recurrence T ree method or Master method. It falls in case II of Master Method and solution of the recurrence is Theta(Logn)</text:p>
      <text:p text:style-name="Standard"><text:span text:style-name="T1">Auxiliary Space:</text:span>O(1) in case of iterative implementation. In case of recursive implementation, O(Logn) recursion call stack space.</text:p>
      <text:p text:style-name="Standard"><text:span text:style-name="T1">Algorithmic Paradigm:</text:span>Divide and Conquer</text:p>
      <text:p text:style-name="Standard"/>
      <text:p text:style-name="P1">Binary search requires that the collection is already sorted. For example by Quicksort or Mergesort . Binary search checks the element in the middle of the collection. If the search element smaller or greater then the found element then a sub-array is defined which is then search again. If the searched element is smaller then the found element then the sub-array is from the start of the array until the found element. If the searched element is larger then the found element then the sub-array is from the found element until the end of the array. Once the searched element is found or the collection is empty then the search is over. </text:p>
      <text:p text:style-name="P1"/>
      <text:p text:style-name="P1"><text:s text:c="7"/>public static int binarySearch(int[] array, int num) {</text:p>
      <text:p text:style-name="P1"><text:soft-page-break/><text:tab/>int low = 0;</text:p>
      <text:p text:style-name="P1"><text:tab/>int high = array.length - 1;</text:p>
      <text:p text:style-name="P1"><text:tab/>while (low &lt;= high) {</text:p>
      <text:p text:style-name="P1"><text:tab/> <text:s text:c="3"/>int mid = low + (high - low) / 2;</text:p>
      <text:p text:style-name="P1"><text:tab/> <text:s text:c="3"/>int midElement = array[mid];</text:p>
      <text:p text:style-name="P1"><text:tab/> <text:s text:c="3"/>if (num == midElement) {</text:p>
      <text:p text:style-name="P1"><text:tab/><text:tab/>return mid;</text:p>
      <text:p text:style-name="P1"><text:tab/> <text:s text:c="3"/>} else if (num &lt; midElement) {</text:p>
      <text:p text:style-name="P1"><text:tab/><text:tab/>high = mid - 1;</text:p>
      <text:p text:style-name="P1"><text:tab/> <text:s text:c="3"/>} else {</text:p>
      <text:p text:style-name="P1"><text:tab/><text:tab/>low = mid + 1;</text:p>
      <text:p text:style-name="P1"><text:tab/> <text:s text:c="3"/>}</text:p>
      <text:p text:style-name="P1"><text:tab/>}</text:p>
      <text:p text:style-name="P1"><text:tab/>return -1;</text:p>
      <text:p text:style-name="P1"><text:s text:c="8"/>}</text:p>
      <text:p text:style-name="P1"/>
      <text:p text:style-name="Standard"><text:s text:c="8"/>private static int binarySearchRecursion(int num, int[] array, int low, int high) {</text:p>
      <text:p text:style-name="Standard"><text:tab/><text:tab/>if (null == array || array.length &lt;= 0 || getIndexOf(array, num) &lt; 0) {</text:p>
      <text:p text:style-name="Standard"><text:tab/><text:tab/><text:tab/>throw new IllegalArgumentException("Invalid param");</text:p>
      <text:p text:style-name="Standard"><text:tab/><text:tab/>} else {</text:p>
      <text:p text:style-name="Standard"><text:tab/><text:tab/><text:tab/>int mid = low + (high - low) / 2;</text:p>
      <text:p text:style-name="Standard"><text:tab/><text:tab/><text:tab/>int midElement = array[mid];</text:p>
      <text:p text:style-name="Standard"><text:tab/><text:tab/><text:tab/>if (num == midElement) {</text:p>
      <text:p text:style-name="Standard"><text:tab/><text:tab/><text:tab/><text:tab/>return mid;</text:p>
      <text:p text:style-name="Standard"><text:tab/><text:tab/><text:tab/>} else if (num &lt; midElement) {</text:p>
      <text:p text:style-name="Standard"><text:tab/><text:tab/><text:tab/><text:tab/>mid = binarySearchRecursion(num, array, 0, mid - 1);</text:p>
      <text:p text:style-name="Standard"><text:tab/><text:tab/><text:tab/>} else {</text:p>
      <text:p text:style-name="Standard"><text:tab/><text:tab/><text:tab/><text:tab/>mid = binarySearchRecursion(num, array, mid + 1, high);</text:p>
      <text:p text:style-name="Standard"><text:tab/><text:tab/><text:tab/>}</text:p>
      <text:p text:style-name="Standard"><text:tab/><text:tab/><text:tab/>return mid;</text:p>
      <text:p text:style-name="Standard"><text:tab/><text:tab/>}</text:p>
      <text:p text:style-name="Standard"><text:s text:c="9"/>}</text:p>
      <text:p text:style-name="P1"/>
      <text:p text:style-name="P1">TimeComplexity:BigO(logn)</text:p>
      <text:p text:style-name="P1"/>
      <table:table table:name="Table2" table:style-name="Table2">
        <table:table-column table:style-name="Table2.A"/>
        <table:table-column table:style-name="Table2.B"/>
        <table:table-column table:style-name="Table2.C"/>
        <table:table-row>
          <table:table-cell table:style-name="Table2.A1" office:value-type="string">
            <text:p text:style-name="P1">Best</text:p>
          </table:table-cell>
          <table:table-cell table:style-name="Table2.A1" office:value-type="string">
            <text:p text:style-name="P1">Average </text:p>
          </table:table-cell>
          <table:table-cell table:style-name="Table2.C1" office:value-type="string">
            <text:p text:style-name="P1">Worst</text:p>
          </table:table-cell>
        </table:table-row>
        <table:table-row>
          <table:table-cell table:style-name="Table2.A2" office:value-type="string">
            <text:p text:style-name="P1">Omega(1)</text:p>
          </table:table-cell>
          <table:table-cell table:style-name="Table2.A2" office:value-type="string">
            <text:p text:style-name="P1">Theta(logn)</text:p>
          </table:table-cell>
          <table:table-cell table:style-name="Table2.C2" office:value-type="string">
            <text:p text:style-name="P1">BigO(logn)</text:p>
          </table:table-cell>
        </table:table-row>
      </table:table>
      <text:p text:style-name="P1"/>
      <text:p text:style-name="P1">Worst case Space Complexity:O(logn)</text:p>
      <text:p text:style-name="P1"/>
      <text:p text:style-name="P4">Bubble Sort</text:p>
      <text:p text:style-name="Standard"><text:span text:style-name="T10">First Pass:</text:span><text:span text:style-name="T9"><text:line-break/></text:span>( 5 1 4 2 8 ) –&gt; ( 1 5 4 2 8 ), Here, algorithm compares the first two elements, and swaps since 5 &gt; 1.<text:line-break/>( 1 5 4 2 8 ) –&gt;  ( 1 4 5 2 8 ), Swap since 5 &gt; 4<text:line-break/>( 1 4 5 2 8 ) –&gt;  ( 1 4 2 5 8 ), Swap since 5 &gt; 2<text:line-break/>( 1 4 2 5 8 ) –&gt; ( 1 4 2 5 8 ), Now, since these elements are already in order (8 &gt; 5), algorithm does not swap them.</text:p>
      <text:p text:style-name="Standard"><text:span text:style-name="T1">Second Pass</text:span>:<text:line-break/>( 1 4 2 5 8 ) –&gt; ( 1 4 2 5 8 )<text:line-break/>( 1 4 2 5 8 ) –&gt; ( 1 2 4 5 8 ), Swap since 4 &gt; 2<text:line-break/><text:soft-page-break/>( 1 2 4 5 8 ) –&gt; ( 1 2 4 5 8 )<text:line-break/>( 1 2 4 5 8 ) –&gt;  ( 1 2 4 5 8 )<text:line-break/>Now, the array is already sorted, but our algorithm does not know if it is completed. The algorithm needs one whole pass without any swap to know it is sorted.</text:p>
      <text:p text:style-name="Standard"><text:span text:style-name="T1">Third Pass:</text:span><text:line-break/>( 1 2 4 5 8 ) –&gt; ( 1 2 4 5 8 )<text:line-break/>( 1 2 4 5 8 ) –&gt; ( 1 2 4 5 8 )<text:line-break/>( 1 2 4 5 8 ) –&gt; ( 1 2 4 5 8 )<text:line-break/>( 1 2 4 5 8 ) –&gt; ( 1 2 4 5 8 )</text:p>
      <text:p text:style-name="Standard"/>
      <text:p text:style-name="P1"/>
      <text:p text:style-name="Standard"><text:span text:style-name="T9">Bubble sort is a simple and well-known sorting algorithm. It is used in practice once in a blue moon and its main application is to make an introduction to the sorting algorithms. Bubble sort belongs to O(n^2) sorting algorithms, which makes it quite inefficient for sorting large data volumes. Bubble sort is </text:span><text:span text:style-name="Strong_20_Emphasis"><text:span text:style-name="T9">stable </text:span></text:span><text:span text:style-name="T9">and </text:span><text:span text:style-name="Strong_20_Emphasis"><text:span text:style-name="T9">adaptive</text:span></text:span><text:span text:style-name="T9">.</text:span></text:p>
      <text:p text:style-name="P1">Algorithm</text:p>
      <text:list xml:id="list4860617204065308103" text:style-name="L2">
        <text:list-item>
          <text:p text:style-name="P15">Compare each pair of adjacent elements from the beginning of an array and, if they are <text:s text:c="5"/></text:p>
          <text:p text:style-name="P15"><text:s text:c="4"/>in reversed order, swap them.</text:p>
        </text:list-item>
        <text:list-item>
          <text:p text:style-name="P15">If at least one swap has been done, repeat step 1.</text:p>
        </text:list-item>
      </text:list>
      <text:p text:style-name="P1">You can imagine that on every step big bubbles float to the surface and stay there. At the step, when no bubble moves, sorting stops. Let us see an example of sorting an array to make the idea of bubble sort clearer.</text:p>
      <text:p text:style-name="Standard"><text:span text:style-name="Emphasis"><text:span text:style-name="T9">Example. </text:span></text:span><text:span text:style-name="T9">Sort {5, 1, 12, -5, 16} using bubble sort.</text:span></text:p>
      <text:p text:style-name="P1"><text:soft-page-break/><draw:frame draw:style-name="fr1" draw:name="graphics1" text:anchor-type="as-char" svg:width="5.8165in" svg:height="6.0071in" draw:z-index="0"><draw:image xlink:href="http://www.algolist.net/img/sorts/bubble-sort-1.png" xlink:type="simple" xlink:show="embed" xlink:actuate="onLoad"/><svg:title>Bubble sort example</svg:title></draw:frame></text:p>
      <text:p text:style-name="P1"/>
      <text:p text:style-name="P5"><text:bookmark text:name="complexity_analysis"/>Complexity analysis</text:p>
      <text:p text:style-name="P1">Average and worst case complexity of bubble sort is O(n^2). Also, it makes O(n^2) swaps in the worst case. Bubble sort is adaptive. It means that for almost sorted array it gives O(n) estimation. Avoid implementations, which don't check if the array is already sorted on every step (any swaps made). This check is necessary, in order to preserve adaptive property.</text:p>
      <text:p text:style-name="P5">Turtles and rabbits</text:p>
      <text:p text:style-name="P1">One more problem of bubble sort is that its running time badly depends on the initial order of the elements. Big elements (rabbits) go up fast, while small ones (turtles) go down very slow. This problem is solved in theCocktail sort.</text:p>
      <text:p text:style-name="Standard"><text:span text:style-name="Strong_20_Emphasis"><text:span text:style-name="T9">Turtle example.</text:span></text:span><text:span text:style-name="T9">Thought, array {2, 3, 4, 5, 1} is almost sorted, it takes O(n^2) iterations to sort an array. Element {1} is a turtle.</text:span></text:p>
      <text:p text:style-name="P1"><text:soft-page-break/><draw:frame draw:style-name="fr2" draw:name="graphics2" text:anchor-type="as-char" svg:y="-5.7146in" svg:width="6.4744in" svg:height="5.8957in" draw:z-index="1"><draw:image xlink:href="http://www.algolist.net/img/sorts/bubble-sort-2.png" xlink:type="simple" xlink:show="embed" xlink:actuate="onLoad"/></draw:frame></text:p>
      <text:p text:style-name="Standard"><text:span text:style-name="Strong_20_Emphasis"><text:span text:style-name="T9">Rabbit example. </text:span></text:span><text:span text:style-name="T9">Array {6, 1, 2, 3, 4, 5} is almost sorted too, but it takes O(n) iterations to sort it. Element {6} is a rabbit. This example demonstrates adaptive property of the bubble sort.</text:span></text:p>
      <text:p text:style-name="P1"><text:soft-page-break/><draw:frame draw:style-name="fr3" draw:name="graphics3" text:anchor-type="as-char" svg:width="6.4583in" svg:height="6.3008in" draw:z-index="2"><draw:image xlink:href="http://www.algolist.net/img/sorts/bubble-sort-3.png" xlink:type="simple" xlink:show="embed" xlink:actuate="onLoad"/><svg:title>Rabbit example</svg:title></draw:frame></text:p>
      <text:p text:style-name="P1"/>
      <text:p text:style-name="P5">Code snippets</text:p>
      <text:p text:style-name="P1">There are several ways to implement the bubble sort. Notice, that "swaps" check is absolutely necessary, in order to preserve adaptive property.</text:p>
      <text:p text:style-name="P1"/>
      <text:p text:style-name="P1">public static void bubbleSort(int[] array) {</text:p>
      <text:p text:style-name="P1"><text:s text:c="3"/>for (int i = 0; i &lt; array.length - 1; i++) {</text:p>
      <text:p text:style-name="P1"><text:s text:c="5"/>for (int j = 0; j &lt; array.length - i - 1; j++) {</text:p>
      <text:p text:style-name="P1"><text:s text:c="8"/>if (array[j + 1] &lt; array[j]) {</text:p>
      <text:p text:style-name="P1"><text:s text:c="9"/>int temp = array[j];</text:p>
      <text:p text:style-name="P1"><text:s text:c="9"/>array[j] = array[j + 1];</text:p>
      <text:p text:style-name="P1"><text:s text:c="9"/>array[j + 1] = temp;</text:p>
      <text:p text:style-name="P1"><text:s text:c="7"/>}</text:p>
      <text:p text:style-name="P1"><text:s text:c="5"/>}</text:p>
      <text:p text:style-name="P1"><text:s text:c="3"/>}</text:p>
      <text:p text:style-name="P1"><text:s/>}</text:p>
      <text:p text:style-name="P1"/>
      <text:p text:style-name="P1"/>
      <text:p text:style-name="Standard"><text:span text:style-name="T1">Optimized Implementation:</text:span><text:line-break/><text:soft-page-break/>The above function always runs O(n^2) time even if the array is sorted. It can be optimized by stopping the algorithm if inner loop didn’t cause any swap.</text:p>
      <text:p text:style-name="Standard"><text:tab/>private static int[] bubbleSortOptimized(int[] array) {</text:p>
      <text:p text:style-name="Standard"><text:tab/><text:tab/>if (null == array || 0 == array.length) {</text:p>
      <text:p text:style-name="Standard"><text:tab/><text:tab/><text:tab/>throw new IllegalArgumentException("Invalid Arguement");</text:p>
      <text:p text:style-name="Standard"><text:tab/><text:tab/>} else {</text:p>
      <text:p text:style-name="Standard"><text:tab/><text:tab/><text:tab/>boolean isSwaped = false;</text:p>
      <text:p text:style-name="Standard"><text:tab/><text:tab/><text:tab/>for (int i = 0; i &lt; array.length - 1; i++) {</text:p>
      <text:p text:style-name="Standard"><text:tab/><text:tab/><text:tab/><text:tab/>for (int j = 0; j &lt; array.length - i - 1; j++) {</text:p>
      <text:p text:style-name="Standard"><text:tab/><text:tab/><text:tab/><text:tab/><text:tab/>if (array[j + 1] &lt; array[j]) {</text:p>
      <text:p text:style-name="Standard"><text:tab/><text:tab/><text:tab/><text:tab/><text:tab/><text:tab/>int temp = array[j + 1];</text:p>
      <text:p text:style-name="Standard"><text:tab/><text:tab/><text:tab/><text:tab/><text:tab/><text:tab/>array[j + 1] = array[j];</text:p>
      <text:p text:style-name="Standard"><text:tab/><text:tab/><text:tab/><text:tab/><text:tab/><text:tab/>array[j] = temp;</text:p>
      <text:p text:style-name="Standard"><text:tab/><text:tab/><text:tab/><text:tab/><text:tab/><text:tab/>isSwaped = true;</text:p>
      <text:p text:style-name="Standard"><text:tab/><text:tab/><text:tab/><text:tab/><text:tab/>}</text:p>
      <text:p text:style-name="Standard"><text:tab/><text:tab/><text:tab/><text:tab/>}</text:p>
      <text:p text:style-name="Standard"><text:tab/><text:tab/><text:tab/><text:tab/>if (!isSwaped) {</text:p>
      <text:p text:style-name="Standard"><text:tab/><text:tab/><text:tab/><text:tab/><text:tab/>break;</text:p>
      <text:p text:style-name="Standard"><text:tab/><text:tab/><text:tab/><text:tab/>}</text:p>
      <text:p text:style-name="Standard"><text:tab/><text:tab/><text:tab/>}</text:p>
      <text:p text:style-name="Standard"><text:tab/><text:tab/><text:tab/>return array;</text:p>
      <text:p text:style-name="Standard"><text:tab/><text:tab/>}</text:p>
      <text:p text:style-name="Standard"><text:tab/>}</text:p>
      <text:p text:style-name="Standard"/>
      <text:p text:style-name="Standard"/>
      <text:p text:style-name="Standard"><text:span text:style-name="Strong_20_Emphasis"><text:span text:style-name="T5">Worst and Average Case Time Complexity</text:span></text:span><text:span text:style-name="Strong_20_Emphasis"><text:span text:style-name="T6">: </text:span></text:span><text:span text:style-name="T6">O(n*n). Worst case occurs when array is reverse sorted.</text:span></text:p>
      <text:p text:style-name="Standard"><text:span text:style-name="Strong_20_Emphasis"><text:span text:style-name="T5">Best Case Time Complexity:</text:span></text:span><text:span text:style-name="T6"> O(n). Best case occurs when array is already sorted.</text:span></text:p>
      <text:p text:style-name="Standard"><text:span text:style-name="Strong_20_Emphasis"><text:span text:style-name="T5">Auxiliary Space:</text:span></text:span><text:span text:style-name="T6"> O(1)</text:span></text:p>
      <text:p text:style-name="Standard"><text:span text:style-name="Strong_20_Emphasis"><text:span text:style-name="T5">Boundary Cases:</text:span></text:span><text:span text:style-name="T5"> </text:span><text:span text:style-name="T6">Bubble sort takes minimum time (Order of n) when elements are already sorted.</text:span></text:p>
      <text:p text:style-name="Standard"><text:span text:style-name="Strong_20_Emphasis"><text:span text:style-name="T5">Sorting In Place</text:span></text:span><text:span text:style-name="Strong_20_Emphasis"><text:span text:style-name="T6">: </text:span></text:span><text:span text:style-name="T6">Yes</text:span></text:p>
      <text:p text:style-name="Standard"><text:span text:style-name="Strong_20_Emphasis"><text:span text:style-name="T5">Stable</text:span></text:span><text:span text:style-name="Strong_20_Emphasis"><text:span text:style-name="T6">:</text:span></text:span><text:span text:style-name="T6"> Yes</text:span></text:p>
      <text:p text:style-name="P6">Due to its simplicity, bubble sort is often used to introduce the concept of a sorting algorithm.<text:line-break/>In computer graphics it is popular for its capability to detect a very small error (like swap of just two elements) in almost-sorted arrays and fix it with just linear complexity (2n). For example, it is used in a polygon filling algorithm, where bounding lines are sorted by their x coordinate at a specific scan line (a line parallel to x axis) and with incrementing y their order changes (two elements are swapped) only at intersections of two lines.</text:p>
      <text:p text:style-name="P1">TimeComplexity:O(n)</text:p>
      <text:p text:style-name="P1"/>
      <table:table table:name="Table3" table:style-name="Table3">
        <table:table-column table:style-name="Table3.A"/>
        <table:table-column table:style-name="Table3.B"/>
        <table:table-column table:style-name="Table3.C"/>
        <table:table-row>
          <table:table-cell table:style-name="Table3.A1" office:value-type="string">
            <text:p text:style-name="P1">Best</text:p>
          </table:table-cell>
          <table:table-cell table:style-name="Table3.A1" office:value-type="string">
            <text:p text:style-name="P1">Average </text:p>
          </table:table-cell>
          <table:table-cell table:style-name="Table3.C1" office:value-type="string">
            <text:p text:style-name="P1">Worst</text:p>
          </table:table-cell>
        </table:table-row>
        <table:table-row>
          <table:table-cell table:style-name="Table3.A2" office:value-type="string">
            <text:p text:style-name="P1">O(n)</text:p>
          </table:table-cell>
          <table:table-cell table:style-name="Table3.A2" office:value-type="string">
            <text:p text:style-name="P1">O(n*n)</text:p>
          </table:table-cell>
          <table:table-cell table:style-name="Table3.C2" office:value-type="string">
            <text:p text:style-name="P1">O(n*n)</text:p>
          </table:table-cell>
        </table:table-row>
      </table:table>
      <text:p text:style-name="P1"/>
      <text:p text:style-name="P1">Space Complexity:O(1)</text:p>
      <text:p text:style-name="P1"/>
      <text:p text:style-name="P1"/>
      <text:p text:style-name="P4">Selection Sort:</text:p>
      <text:p text:style-name="P1">The selection sort algorithm sorts an array by repeatedly finding the minimum element (considering ascending order) <text:bookmark text:name="more-8949"/>from unsorted part and putting it at the beginning. The algorithm maintains two subarrays in a given array.</text:p>
      <text:p text:style-name="P1">1) The subarray which is already sorted.<text:line-break/>2) Remaining subarray which is unsorted.</text:p>
      <text:p text:style-name="P1">In every iteration of selection sort, the minimum element (considering ascending order) from the <text:soft-page-break/>unsorted subarray is picked and moved to the sorted subarray. </text:p>
      <text:p text:style-name="P1">Following example explains the above steps:</text:p>
      <text:p text:style-name="P1">arr[] = 64 25 12 22 11</text:p>
      <text:p text:style-name="P1"/>
      <text:p text:style-name="P1">// Find the minimum element in arr[0...4]</text:p>
      <text:p text:style-name="P1">// and place it at beginning</text:p>
      <text:p text:style-name="Standard"><text:span text:style-name="Strong_20_Emphasis"><text:span text:style-name="T9">11 </text:span></text:span><text:span text:style-name="T9">25 12 22 64</text:span></text:p>
      <text:p text:style-name="P1"/>
      <text:p text:style-name="P1">// Find the minimum element in arr[1...4]</text:p>
      <text:p text:style-name="P1">// and place it at beginning of arr[1...4]</text:p>
      <text:p text:style-name="Standard"><text:span text:style-name="T9">11 </text:span><text:span text:style-name="Strong_20_Emphasis"><text:span text:style-name="T9">12 </text:span></text:span><text:span text:style-name="T9">25 22 64</text:span></text:p>
      <text:p text:style-name="P1"/>
      <text:p text:style-name="P1">// Find the minimum element in arr[2...4]</text:p>
      <text:p text:style-name="P1">// and place it at beginning of arr[2...4]</text:p>
      <text:p text:style-name="Standard"><text:span text:style-name="T9">11 12 </text:span><text:span text:style-name="Strong_20_Emphasis"><text:span text:style-name="T9">22 </text:span></text:span><text:span text:style-name="T9">25 64</text:span></text:p>
      <text:p text:style-name="P1"/>
      <text:p text:style-name="P1">// Find the minimum element in arr[3...4]</text:p>
      <text:p text:style-name="P1">// and place it at beginning of arr[3...4]</text:p>
      <text:p text:style-name="Standard"><text:span text:style-name="T9">11 12 22 </text:span><text:span text:style-name="Strong_20_Emphasis"><text:span text:style-name="T9">25 </text:span></text:span><text:span text:style-name="T9">64 </text:span></text:p>
      <text:p text:style-name="Standard"/>
      <text:p text:style-name="Standard"><text:span text:style-name="T1">Time Complexity</text:span>: O(n*n) as there are two nested loops.</text:p>
      <text:p text:style-name="Standard"><text:span text:style-name="T1">Auxiliary Space:</text:span> O(1)<text:line-break/>The good thing about selection sort is it never makes more than O(n) swaps and can be useful when memory write is a costly operation.</text:p>
      <text:p text:style-name="P1"/>
      <text:p text:style-name="P1">public static int[] selectionSort(int[] array) {</text:p>
      <text:p text:style-name="P1"><text:tab/><text:tab/>int temp = -1;</text:p>
      <text:p text:style-name="P1"><text:tab/><text:tab/>for (int i = 0; i &lt; array.length; i++) {</text:p>
      <text:p text:style-name="P1"><text:tab/><text:tab/><text:tab/>for (int j = i+1; j &lt; array.length; j++) {</text:p>
      <text:p text:style-name="P1"><text:tab/><text:tab/><text:tab/><text:tab/>if (array[j] &lt; array[i]) {</text:p>
      <text:p text:style-name="P1"><text:s text:c="5"/><text:tab/><text:tab/><text:tab/><text:tab/> <text:s text:c="4"/>temp = array[i];</text:p>
      <text:p text:style-name="P1"><text:tab/><text:tab/><text:tab/><text:tab/> <text:s text:c="4"/>array[i] = array[j];</text:p>
      <text:p text:style-name="P1"><text:tab/><text:tab/><text:tab/><text:tab/> <text:s text:c="4"/>array[j] = temp;</text:p>
      <text:p text:style-name="P1"><text:tab/><text:tab/><text:tab/> <text:s text:c="3"/>}</text:p>
      <text:p text:style-name="P1"><text:tab/><text:tab/> }</text:p>
      <text:p text:style-name="P1"><text:tab/> }</text:p>
      <text:p text:style-name="P1"><text:tab/>return array;</text:p>
      <text:p text:style-name="P1">}</text:p>
      <text:p text:style-name="P1"/>
      <text:p text:style-name="P1"/>
      <text:p text:style-name="P4">Quick Sort </text:p>
      <text:p text:style-name="P4"><text:span text:style-name="T2">Source: </text:span><text:a xlink:type="simple" xlink:href="http://www.algolist.net/Algorithms/Sorting/Quicksort" text:style-name="Internet_20_link" text:visited-style-name="Visited_20_Internet_20_Link"><text:span text:style-name="T2">http://www.algolist.net/Algorithms/Sorting/Quicksort</text:span></text:a><text:span text:style-name="T2"> </text:span></text:p>
      <text:p text:style-name="Standard">Quicksort is a fast sorting algorithm, which is used not only for educational purposes, but widely applied in practice. On the average, it has O(n log n) complexity, making quicksort suitable for sorting big data volumes. The idea of the algorithm is quite simple and once you realize it, you can write quicksort as fast as bubble sort.</text:p>
      <text:p text:style-name="P7">Algorithm</text:p>
      <text:p text:style-name="Standard">The divide-and-conquer strategy is used in quicksort. Below the recursion step is described:</text:p>
      <text:list xml:id="list2188219834022225839" text:style-name="L3">
        <text:list-item>
          <text:p text:style-name="P18">Choose a pivot value. We take the value of the middle element as pivot value, but it can be any value, which is in range of sorted values, even if it doesn't present in the array.</text:p>
        </text:list-item>
        <text:list-item>
          <text:p text:style-name="P18">Partition. Rearrange elements in such a way, that all elements which are lesser than the pivot go to the left part of the array and all elements greater than the pivot, go to the right <text:soft-page-break/>part of the array. Values equal to the pivot can stay in any part of the array. Notice, that array may be divided in non-equal parts.</text:p>
        </text:list-item>
        <text:list-item>
          <text:p text:style-name="P18">Sort both parts. Apply quicksort algorithm recursively to the left and the right parts.</text:p>
        </text:list-item>
      </text:list>
      <text:p text:style-name="P7"/>
      <text:p text:style-name="P7">Partition algorithm in detail</text:p>
      <text:p text:style-name="Standard">There are two indices i and j and at the very beginning of the partition algorithm i points to the first element in the array and j points to the last one. Then algorithm moves i forward, until an element with value greater or equal to the pivot is found. Index j is moved backward, until an element with value lesser or equal to the pivot is found. If i ≤ j then they are swapped and i steps to the next position (i + 1), j steps to the previous one (j - 1). Algorithm stops, when i becomes greater than j.</text:p>
      <text:p text:style-name="Standard">After partition, all values before i-th element are less or equal than the pivot and all values after j-th element are greater or equal to the pivot.</text:p>
      <text:p text:style-name="Standard">Example. Sort {1, 12, 5, 26, 7, 14, 3, 7, 2} using quicksort.<text:soft-page-break/><draw:frame draw:style-name="fr3" draw:name="graphics4" text:anchor-type="as-char" svg:width="6.678in" svg:height="7.7071in" draw:z-index="3"><draw:image xlink:href="http://www.algolist.net/img/sorts/quick-sort.png" xlink:type="simple" xlink:show="embed" xlink:actuate="onLoad"/></draw:frame></text:p>
      <text:p text:style-name="Standard"/>
      <text:p text:style-name="Standard"/>
      <text:p text:style-name="Standard">Notice, that we show here only the first recursion step, in order not to make example too long. But, in fact, {1, 2, 5, 7, 3} and {14, 7, 26, 12} are sorted then recursively.</text:p>
      <text:p text:style-name="P7">Why does it work?</text:p>
      <text:p text:style-name="Standard">On the partition step algorithm divides the array into two parts and every element a from the left part is less or equal than every element b from the right part. Also a and b satisfy a ≤ pivot ≤ b inequality. After completion of the recursion calls both of the parts become sorted and, taking into account arguments stated above, the whole array is sorted.</text:p>
      <text:p text:style-name="P7">Complexity analysis</text:p>
      <text:p text:style-name="Standard">On the average quicksort has O(n log n) complexity, but strong proof of this fact is not trivial and not presented here. Still, you can find the proof in [1]. In worst case, quicksort runs O(n^) time, but <text:soft-page-break/>on the most "practical" data it works just fine and outperforms other O(n log n) sorting algorithms.</text:p>
      <text:p text:style-name="P7">Code snippets</text:p>
      <text:p text:style-name="Standard"/>
      <text:p text:style-name="Standard">int partition(int arr[], int left, int right)</text:p>
      <text:p text:style-name="Standard">{</text:p>
      <text:p text:style-name="Standard">      int i = left, j = right;</text:p>
      <text:p text:style-name="Standard">      int tmp;</text:p>
      <text:p text:style-name="Standard">      int pivot = arr[(left + right) / 2];</text:p>
      <text:p text:style-name="Standard">     </text:p>
      <text:p text:style-name="Standard">      while (i &lt;= j) {</text:p>
      <text:p text:style-name="Standard">            while (arr[i] &lt; pivot)</text:p>
      <text:p text:style-name="Standard">                  i++;</text:p>
      <text:p text:style-name="Standard">            while (arr[j] &gt; pivot)</text:p>
      <text:p text:style-name="Standard">                  j--;</text:p>
      <text:p text:style-name="Standard">            if (i &lt;= j) {</text:p>
      <text:p text:style-name="Standard">                  tmp = arr[i];</text:p>
      <text:p text:style-name="Standard">                  arr[i] = arr[j];</text:p>
      <text:p text:style-name="Standard">                  arr[j] = tmp;</text:p>
      <text:p text:style-name="Standard">                  i++;</text:p>
      <text:p text:style-name="Standard">                  j--;</text:p>
      <text:p text:style-name="Standard">            }</text:p>
      <text:p text:style-name="Standard">      };</text:p>
      <text:p text:style-name="Standard">     </text:p>
      <text:p text:style-name="Standard">      return i;</text:p>
      <text:p text:style-name="Standard">}</text:p>
      <text:p text:style-name="Standard"> </text:p>
      <text:p text:style-name="Standard">void quickSort(int arr[], int left, int right) {</text:p>
      <text:p text:style-name="Standard">      int index = partition(arr, left, right);</text:p>
      <text:p text:style-name="Standard">      if (left &lt; index - 1)</text:p>
      <text:p text:style-name="Standard">            quickSort(arr, left, index - 1);</text:p>
      <text:p text:style-name="Standard">      if (index &lt; right)</text:p>
      <text:p text:style-name="Standard">            quickSort(arr, index, right);</text:p>
      <text:p text:style-name="Standard">}</text:p>
      <text:p text:style-name="Standard"/>
      <text:p text:style-name="Standard"><text:tab/><text:tab/><text:tab/>OR</text:p>
      <text:p text:style-name="Standard"/>
      <text:p text:style-name="P1">public static void quickSort(int[] arr, int low, int high) {</text:p>
      <text:p text:style-name="P1"><text:tab/><text:tab/>if (low &gt;= high || high &gt; array.length <text:s/>|| array.length == 0) {</text:p>
      <text:p text:style-name="P1"><text:tab/> <text:s text:c="2"/><text:tab/><text:tab/>return;</text:p>
      <text:p text:style-name="P1"><text:tab/><text:tab/>}</text:p>
      <text:p text:style-name="P1"/>
      <text:p text:style-name="P1"><text:tab/><text:tab/>// pick the pivot</text:p>
      <text:p text:style-name="P1"><text:tab/><text:tab/>int middle = low + (high - low) / 2;</text:p>
      <text:p text:style-name="P1"><text:tab/><text:tab/>int pivot = arr[middle];</text:p>
      <text:p text:style-name="P1"><text:tab/><text:tab/><text:span text:style-name="T12">// </text:span><text:span text:style-name="T13">int</text:span><text:span text:style-name="T12"> </text:span><text:span text:style-name="T13">piot</text:span><text:span text:style-name="T12"> = array[mid];</text:span></text:p>
      <text:p text:style-name="P20"><text:span text:style-name="T11"><text:tab/><text:tab/></text:span><text:span text:style-name="T14">// </text:span><text:span text:style-name="T15">int</text:span><text:span text:style-name="T14"> </text:span><text:span text:style-name="T15">piot</text:span><text:span text:style-name="T14"> = array[low];</text:span></text:p>
      <text:p text:style-name="P1"/>
      <text:p text:style-name="P1"><text:tab/><text:tab/>// make left &lt; pivot and right &gt; pivot</text:p>
      <text:p text:style-name="P1"><text:tab/><text:tab/>int i = low, j = high;</text:p>
      <text:p text:style-name="P1"><text:tab/><text:tab/>while (i &lt;= j) {</text:p>
      <text:p text:style-name="P1"><text:tab/><text:tab/><text:tab/>while (arr[i] &lt; pivot) {</text:p>
      <text:p text:style-name="P1"><text:tab/><text:tab/><text:tab/><text:tab/>i++;</text:p>
      <text:p text:style-name="P1"><text:soft-page-break/><text:tab/><text:tab/><text:tab/>}</text:p>
      <text:p text:style-name="P1"/>
      <text:p text:style-name="P1"><text:tab/><text:tab/><text:tab/>while (arr[j] &gt; pivot) {</text:p>
      <text:p text:style-name="P1"><text:tab/><text:tab/><text:tab/><text:tab/>j--;</text:p>
      <text:p text:style-name="P1"><text:tab/><text:tab/><text:tab/>}</text:p>
      <text:p text:style-name="P1"/>
      <text:p text:style-name="P1"><text:tab/><text:tab/><text:tab/>if (i &lt;= j) {</text:p>
      <text:p text:style-name="P1"><text:tab/><text:tab/><text:tab/><text:tab/>int temp = arr[i];</text:p>
      <text:p text:style-name="P1"><text:tab/><text:tab/><text:tab/><text:tab/>arr[i] = arr[j];</text:p>
      <text:p text:style-name="P1"><text:tab/><text:tab/><text:tab/><text:tab/>arr[j] = temp;</text:p>
      <text:p text:style-name="P1"><text:tab/><text:tab/><text:tab/><text:tab/>i++;</text:p>
      <text:p text:style-name="P1"><text:tab/><text:tab/><text:tab/><text:tab/>j--;</text:p>
      <text:p text:style-name="P1"><text:tab/><text:tab/><text:tab/>}</text:p>
      <text:p text:style-name="P1"><text:tab/><text:tab/>}</text:p>
      <text:p text:style-name="P1"/>
      <text:p text:style-name="P1"><text:tab/><text:tab/>// recursively sort two sub parts<text:tab/><text:tab/></text:p>
      <text:p text:style-name="P1"><text:tab/><text:tab/>if (low &lt; j)</text:p>
      <text:p text:style-name="P1"><text:tab/><text:tab/><text:tab/>quickSort(arr, low, j);</text:p>
      <text:p text:style-name="P1"><text:tab/><text:tab/>if (high &gt; i)</text:p>
      <text:p text:style-name="P1"><text:tab/><text:tab/><text:tab/>quickSort(arr, i, high);</text:p>
      <text:p text:style-name="P1"><text:tab/>}</text:p>
      <text:p text:style-name="P1"/>
      <text:p text:style-name="P1">call with quickSort(array, 0, size-1);</text:p>
      <text:p text:style-name="P1"/>
      <text:p text:style-name="P5">Sources: <text:a xlink:type="simple" xlink:href="http://www.geeksforgeeks.org/quick-sort/" text:style-name="Internet_20_link" text:visited-style-name="Visited_20_Internet_20_Link">http://www.geeksforgeeks.org/quick-sort/</text:a></text:p>
      <text:p text:style-name="Standard">Like Merge Sort, QuickSort is a Divide and Conquer algorithm. It picks an element as pivot and partitions the given array around the picked pivot. <text:bookmark text:name="more-142309"/>There are many different versions of quickSort that pick pivot in different ways.</text:p>
      <text:list xml:id="list6473925109907342504" text:style-name="L4">
        <text:list-item>
          <text:p text:style-name="P19">Always pick first element as pivot.</text:p>
        </text:list-item>
        <text:list-item>
          <text:p text:style-name="P19">Always pick last element as pivot (implemented below)</text:p>
        </text:list-item>
        <text:list-item>
          <text:p text:style-name="P19">Pick a random element as pivot.</text:p>
        </text:list-item>
        <text:list-item>
          <text:p text:style-name="P19">Pick median as pivot.</text:p>
        </text:list-item>
      </text:list>
      <text:p text:style-name="Standard">The key process in quickSort is partition(). Target of partitions is, given an array and an element x of array as pivot, put x at its correct position in sorted array and put all smaller elements (smaller than x) before x, and put all greater elements (greater than x) after x. All this should be done in linear time.</text:p>
      <text:p text:style-name="Standard">Pseudo Code for recursive QuickSort function :</text:p>
      <text:p text:style-name="Standard">/* low <text:s/>--&gt; Starting index, <text:s/>high <text:s/>--&gt; Ending index */</text:p>
      <text:p text:style-name="Standard">quickSort(arr[], low, high)</text:p>
      <text:p text:style-name="Standard">{</text:p>
      <text:p text:style-name="Standard"><text:s text:c="4"/>if (low &lt; high)</text:p>
      <text:p text:style-name="Standard"><text:s text:c="4"/>{</text:p>
      <text:p text:style-name="Standard"><text:s text:c="8"/>/* pi is partitioning index, arr[p] is now</text:p>
      <text:p text:style-name="Standard"><text:s text:c="11"/>at right place */</text:p>
      <text:p text:style-name="Standard"><text:s text:c="8"/>pi = partition(arr, low, high);</text:p>
      <text:p text:style-name="Standard"/>
      <text:p text:style-name="Standard"><text:s text:c="8"/>quickSort(arr, low, pi - 1); <text:s/>// Before pi</text:p>
      <text:p text:style-name="Standard"><text:s text:c="8"/>quickSort(arr, pi + 1, high); // After pi</text:p>
      <text:p text:style-name="Standard"><text:s text:c="4"/>}</text:p>
      <text:p text:style-name="Standard">}</text:p>
      <text:p text:style-name="Standard"><text:soft-page-break/><draw:a xlink:type="simple" xlink:href="http://www.geeksforgeeks.org/wp-content/uploads/gq/2014/01/QuickSort2.png"><draw:frame draw:style-name="fr4" draw:name="graphics5" text:anchor-type="as-char" svg:y="-1.9327in" svg:width="6.45in" svg:height="3.3016in" draw:z-index="4"><draw:image xlink:href="http://www.geeksforgeeks.org/wp-content/uploads/gq/2014/01/QuickSort2.png" xlink:type="simple" xlink:show="embed" xlink:actuate="onLoad"/><svg:title>quicksort</svg:title></draw:frame></draw:a></text:p>
      <text:p text:style-name="Standard"><text:span text:style-name="T1">Partition Algorithm</text:span><text:line-break/>There can be many ways to do partition, following pseudo code adopts the method given in CLRS book. The logic is simple, we start from the leftmost element and keep track of index of smaller (or equal to) elements as i. While traversing, if we find a smaller element, we swap current element with arr[i]. Otherwise we ignore current element.</text:p>
      <text:p text:style-name="Standard">/* low <text:s/>--&gt; Starting index, <text:s/>high <text:s/>--&gt; Ending index */</text:p>
      <text:p text:style-name="Standard">quickSort(arr[], low, high)</text:p>
      <text:p text:style-name="Standard">{</text:p>
      <text:p text:style-name="Standard"><text:s text:c="4"/>if (low &lt; high)</text:p>
      <text:p text:style-name="Standard"><text:s text:c="4"/>{</text:p>
      <text:p text:style-name="Standard"><text:s text:c="8"/>/* pi is partitioning index, arr[p] is now</text:p>
      <text:p text:style-name="Standard"><text:s text:c="11"/>at right place */</text:p>
      <text:p text:style-name="Standard"><text:s text:c="8"/>pi = partition(arr, low, high);</text:p>
      <text:p text:style-name="Standard"/>
      <text:p text:style-name="Standard"><text:s text:c="8"/>quickSort(arr, low, pi - 1); <text:s/>// Before pi</text:p>
      <text:p text:style-name="Standard"><text:s text:c="8"/>quickSort(arr, pi + 1, high); // After pi</text:p>
      <text:p text:style-name="Standard"><text:s text:c="4"/>}</text:p>
      <text:p text:style-name="Standard">}</text:p>
      <text:p text:style-name="Standard"/>
      <text:p text:style-name="P8">Pseudo code for partition()</text:p>
      <text:p text:style-name="P10">/* This function takes last element as pivot, places <text:s/>the pivot element at its correct position in sorted <text:s text:c="4"/>array, and places all smaller (smaller than pivot) to left of pivot and all greater elements to right <text:s text:c="2"/>of pivot */</text:p>
      <text:p text:style-name="P10"/>
      <text:p text:style-name="P10">partition (arr[], low, high)</text:p>
      <text:p text:style-name="P10">{</text:p>
      <text:p text:style-name="P10"><text:s text:c="4"/>// pivot (Element to be placed at right position)</text:p>
      <text:p text:style-name="P10"><text:s text:c="4"/>pivot = arr[high]; <text:s/></text:p>
      <text:p text:style-name="P10"><text:s/></text:p>
      <text:p text:style-name="P10"><text:s text:c="4"/>i = (low - 1) <text:s/>// Index of smaller element</text:p>
      <text:p text:style-name="P10"/>
      <text:p text:style-name="P10"><text:s text:c="4"/>for (j = low; j &lt;= high- 1; j++)</text:p>
      <text:p text:style-name="P10"><text:s text:c="4"/>{</text:p>
      <text:p text:style-name="P10"><text:s text:c="8"/>// If current element is smaller than or</text:p>
      <text:p text:style-name="P10"><text:soft-page-break/><text:s text:c="8"/>// equal to pivot</text:p>
      <text:p text:style-name="P10"><text:s text:c="8"/>if (arr[j] &lt;= pivot)</text:p>
      <text:p text:style-name="P10"><text:s text:c="8"/>{</text:p>
      <text:p text:style-name="P10"><text:s text:c="12"/>i++; <text:s text:c="3"/>// increment index of smaller element</text:p>
      <text:p text:style-name="P10"><text:s text:c="12"/>swap arr[i] and arr[j]</text:p>
      <text:p text:style-name="P10"><text:s text:c="8"/>}</text:p>
      <text:p text:style-name="P10"><text:s text:c="4"/>}</text:p>
      <text:p text:style-name="P10"><text:s text:c="4"/>swap arr[i + 1] and arr[high])</text:p>
      <text:p text:style-name="P10"><text:s text:c="4"/>return (i + 1)</text:p>
      <text:p text:style-name="P10">}</text:p>
      <text:p text:style-name="P10">Illustration of partition() :</text:p>
      <text:p text:style-name="P10">arr[] = {10, 80, 30, 90, 40, 50, 70}</text:p>
      <text:p text:style-name="P10">Indexes: <text:s/>0 <text:s text:c="2"/>1 <text:s text:c="2"/>2 <text:s text:c="2"/>3 <text:s text:c="2"/>4 <text:s text:c="2"/>5 <text:s text:c="2"/>6 </text:p>
      <text:p text:style-name="P10"/>
      <text:p text:style-name="P10">low = 0, high = <text:s/>6, pivot = arr[h] = 70</text:p>
      <text:p text:style-name="P10">Initialize index of smaller element, i = -1</text:p>
      <text:p text:style-name="P10"/>
      <text:p text:style-name="P10">Traverse elements from j = low to high-1</text:p>
      <text:p text:style-name="P10">j = 0 : Since arr[j] &lt;= pivot, do i++ and swap(arr[i], arr[j])</text:p>
      <text:p text:style-name="P10">i = 0 </text:p>
      <text:p text:style-name="P10">arr[] = {10, 80, 30, 90, 40, 50, 70} // No change as i and j </text:p>
      <text:p text:style-name="P10"><text:s text:c="37"/>// are same</text:p>
      <text:p text:style-name="P10"/>
      <text:p text:style-name="P10">j = 1 : Since arr[j] &gt; pivot, do nothing</text:p>
      <text:p text:style-name="P10">// No change in i and arr[]</text:p>
      <text:p text:style-name="P10"/>
      <text:p text:style-name="P10">j = 2 : Since arr[j] &lt;= pivot, do i++ and swap(arr[i], arr[j])</text:p>
      <text:p text:style-name="P10">i = 1</text:p>
      <text:p text:style-name="P10">arr[] = {10, 30, 80, 90, 40, 50, 70} // We swap 80 and 30 </text:p>
      <text:p text:style-name="P10"/>
      <text:p text:style-name="P10">j = 3 : Since arr[j] &gt; pivot, do nothing</text:p>
      <text:p text:style-name="P10">// No change in i and arr[]</text:p>
      <text:p text:style-name="P10"/>
      <text:p text:style-name="P10">j = 4 : Since arr[j] &lt;= pivot, do i++ and swap(arr[i], arr[j])</text:p>
      <text:p text:style-name="P10">i = 2</text:p>
      <text:p text:style-name="P10">arr[] = {10, 30, 40, 90, 80, 50, 70} // 80 and 40 Swapped</text:p>
      <text:p text:style-name="P10">j = 5 : Since arr[j] &lt;= pivot, do i++ and swap arr[i] with arr[j] </text:p>
      <text:p text:style-name="P10">i = 3 </text:p>
      <text:p text:style-name="P10">arr[] = {10, 30, 40, 50, 80, 90, 70} // 90 and 50 Swapped </text:p>
      <text:p text:style-name="P10"/>
      <text:p text:style-name="P10">We come out of loop because j is now equal to high-1. Finally we place pivot at correct position by swapping</text:p>
      <text:p text:style-name="P10">arr[i+1] and arr[high] (or pivot) </text:p>
      <text:p text:style-name="P10">arr[] = {10, 30, 40, 50, 70, 90, 80} // 80 and 70 Swapped </text:p>
      <text:p text:style-name="P10"/>
      <text:p text:style-name="P10">Now 70 is at its correct place. All elements smaller than 70 are before it and all elements greater than 70 are after it.</text:p>
      <text:p text:style-name="P10"/>
      <text:p text:style-name="P12">Output:</text:p>
      <text:p text:style-name="Standard">Sorted array:</text:p>
      <text:p text:style-name="Standard">1 5 7 8 9 10</text:p>
      <text:p text:style-name="Standard"/>
      <text:p text:style-name="Standard"><text:soft-page-break/><text:span text:style-name="T1">Analysis of QuickSort</text:span><text:line-break/>Time taken by QuickSort in general can be written as following.</text:p>
      <text:p text:style-name="Standard"><text:s/>T(n) = T(k) + T(n-k-1) + Theta(n)</text:p>
      <text:p text:style-name="Standard">The first two terms are for two recursive calls, the last term is for the partition process. k is the number of elements which are smaller than pivot.<text:line-break/>The time taken by QuickSort depends upon the input array and partition strategy. Following are three cases.</text:p>
      <text:p text:style-name="Standard"><text:span text:style-name="T1">Worst Case: </text:span>The worst case occurs when the partition process always picks greatest or smallest element as pivot. If we consider above partition strategy where last element is always picked as pivot, the worst case would occur when the array is already sorted in increasing or decreasing order. Following is recurrence for worst case.</text:p>
      <text:p text:style-name="Standard"><text:s/>T(n) = T(0) + T(n-1) + Theta(n)</text:p>
      <text:p text:style-name="Standard">which is equivalent to <text:s/></text:p>
      <text:p text:style-name="Standard"><text:s/>T(n) = T(n-1) + Theta(n)</text:p>
      <text:p text:style-name="Standard">The solution of above recurrence is <draw:frame draw:style-name="fr5" draw:name="graphics9" text:anchor-type="as-char" svg:y="0in" svg:width="0.4063in" svg:height="0.1354in" draw:z-index="5"><draw:image xlink:href="Pictures/10000201000000210000000ABA1FE321.png" xlink:type="simple" xlink:show="embed" xlink:actuate="onLoad"/><draw:image xlink:href="http://www.geeksforgeeks.org/wp-content/ql-cache/quicklatex.com-1272b42e5dcc3abbede79cad2ad51b7f_l3.svg" xlink:type="simple" xlink:show="embed" xlink:actuate="onLoad"/><svg:title>theta</svg:title></draw:frame>(n2).</text:p>
      <text:p text:style-name="Standard"><text:span text:style-name="T1">Best Case:</text:span> The best case occurs when the partition process always picks the middle element as pivot. Following is recurrence for best case.</text:p>
      <text:p text:style-name="Standard"><text:s/>T(n) = 2T(n/2) + <draw:frame draw:style-name="fr6" draw:name="graphics10" text:anchor-type="as-char" svg:width="0.4063in" svg:height="0.1354in" draw:z-index="6"><draw:image xlink:href="Pictures/10000201000000210000000ABA1FE321.png" xlink:type="simple" xlink:show="embed" xlink:actuate="onLoad"/><draw:image xlink:href="http://www.geeksforgeeks.org/wp-content/ql-cache/quicklatex.com-1272b42e5dcc3abbede79cad2ad51b7f_l3.svg" xlink:type="simple" xlink:show="embed" xlink:actuate="onLoad"/><svg:title>theta</svg:title></draw:frame>(n)</text:p>
      <text:p text:style-name="Standard">The solution of above recurrence is <draw:frame draw:style-name="fr6" draw:name="graphics11" text:anchor-type="as-char" svg:width="0.4063in" svg:height="0.1354in" draw:z-index="7"><draw:image xlink:href="Pictures/10000201000000210000000ABA1FE321.png" xlink:type="simple" xlink:show="embed" xlink:actuate="onLoad"/><draw:image xlink:href="http://www.geeksforgeeks.org/wp-content/ql-cache/quicklatex.com-1272b42e5dcc3abbede79cad2ad51b7f_l3.svg" xlink:type="simple" xlink:show="embed" xlink:actuate="onLoad"/><svg:title>theta</svg:title></draw:frame>(nLogn). It can be solved using case 2 of Master Theorem.</text:p>
      <text:p text:style-name="Standard"><text:span text:style-name="T1">Average Case:</text:span><text:line-break/>To do average case analysis, we need to consider all possible permutation of array and calculate time taken by every permutation which doesn’t look easy.<text:line-break/>We can get an idea of average case by considering the case when partition puts O(n/9) elements in one set and O(9n/10) elements in other set. Following is recurrence for this case.</text:p>
      <text:p text:style-name="Standard"><text:s/>T(n) = T(n/9) + T(9n/10) + <draw:frame draw:style-name="fr6" draw:name="graphics12" text:anchor-type="as-char" svg:width="0.4063in" svg:height="0.1354in" draw:z-index="8"><draw:image xlink:href="Pictures/10000201000000210000000ABA1FE321.png" xlink:type="simple" xlink:show="embed" xlink:actuate="onLoad"/><draw:image xlink:href="http://www.geeksforgeeks.org/wp-content/ql-cache/quicklatex.com-1272b42e5dcc3abbede79cad2ad51b7f_l3.svg" xlink:type="simple" xlink:show="embed" xlink:actuate="onLoad"/><svg:title>theta</svg:title></draw:frame>(n)</text:p>
      <text:p text:style-name="Standard">Solution of above recurrence is also O(nLogn)</text:p>
      <text:p text:style-name="Standard"/>
      <text:p text:style-name="Standard">Although the worst case time complexity of QuickSort is O(n2) which is more than many other sorting algorithms like Merge Sort and Heap Sort, QuickSort is faster in practice, because its inner loop can be efficiently implemented on most architectures, and in most real-world data. QuickSort can be implemented in different ways by changing the choice of pivot, so that the worst case rarely occurs for a given type of data. However, merge sort is generally considered better when data is huge and stored in external storage.</text:p>
      <text:p text:style-name="Standard"/>
      <text:p text:style-name="Standard">What is 3-Way QuickSort?<text:line-break/>In simple QuickSort algorithm, we select an element as pivot, partition the array around pivot and recur for subarrays on left and right of pivot.<text:line-break/>Consider an array which has many redundant elements. For example, {1, 4, 2, 4, 2, 4, 1, 2, 4, 1, 2, 2, 2, 2, 4, 1, 4, 4, 4}. If 4 is picked as pivot in Simple QuickSort, we fix only one 4 and recursively process remaining occurrences. In 3 Way QuickSort, an array arr[l..r] is divided in 3 parts:<text:line-break/>a) arr[l..i] elements less than pivot.<text:line-break/>b) arr[i+1..j-1] elements equal to pivot.<text:line-break/>c) arr[j..r] elements greater than pivot.</text:p>
      <text:p text:style-name="P5"/>
      <text:p text:style-name="Standard"><text:span text:style-name="T1">How to implement QuickSort for Linked Lists?</text:span><text:line-break/><text:a xlink:type="simple" xlink:href="http://www.geeksforgeeks.org/quicksort-on-singly-linked-list/" office:target-frame-name="_blank" xlink:show="new" text:style-name="Internet_20_link" text:visited-style-name="Visited_20_Internet_20_Link"><text:span text:style-name="T8">QuickSort on Singly Linked List</text:span></text:a><text:line-break/><text:a xlink:type="simple" xlink:href="http://www.geeksforgeeks.org/quicksort-for-linked-list/" office:target-frame-name="_blank" xlink:show="new" text:style-name="Internet_20_link" text:visited-style-name="Visited_20_Internet_20_Link">QuickSort on Doubly Linked List</text:a><text:span text:style-name="T7"> </text:span></text:p>
      <text:p text:style-name="Standard"/>
      <text:p text:style-name="Standard"><text:span text:style-name="T1">Can we implement QuickSort Iteratively?</text:span><text:line-break/><text:soft-page-break/>Yes, please refer Iterative Quick Sort.</text:p>
      <text:p text:style-name="P7"/>
      <text:p text:style-name="Standard"><text:span text:style-name="T1">Why Quick Sort is preferred over MergeSort for sorting Arrays</text:span><text:line-break/>Quick Sort in its general form is an in-place sort (i.e. it doesn’t require any extra storage) whereas merge sort requires O(N) extra storage, N denoting the array size which may be quite expensive. Allocating and de-allocating the extra space used for merge sort increases the running time of the algorithm. Comparing average complexity we find that both type of sorts have O(NlogN) average complexity but the constants differ. For arrays, merge sort loses due to the use of extra O(N) storage space.</text:p>
      <text:p text:style-name="Standard">Most practical implementations of Quick Sort use randomized version. The randomized version has expected time complexity of O(nLogn). The worst case is possible in randomized version also, but worst case doesn’t occur for a particular pattern (like sorted array) and randomized Quick Sort works well in practice.</text:p>
      <text:p text:style-name="Standard">Quick Sort is also a cache friendly sorting algorithm as it has good locality of reference when used for arrays.</text:p>
      <text:p text:style-name="P11">Quick Sort is also tail recursive, therefore tail call optimizations is done.</text:p>
      <text:p text:style-name="P7"/>
      <text:p text:style-name="Standard"><text:span text:style-name="T1">Why MergeSort is preferred over QuickSort for Linked Lists?</text:span><text:line-break/>In case of linked lists the case is different mainly due to difference in memory allocation of arrays and linked lists. Unlike arrays, linked list nodes may not be adjacent in memory. Unlike array, in linked list, we can insert items in the middle in O(1) extra space and O(1) time. Therefore merge operation of merge sort can be implemented without extra space for linked lists.</text:p>
      <text:p text:style-name="Standard">In arrays, we can do random access as elements are continuous in memory. Let us say we have an integer (4-byte) array A and let the address of A[0] be x then to access A[i], we can directly access the memory at (x + i*4). Unlike arrays, we can not do random access in linked list. Quick Sort requires a lot of this kind of access. In linked list to access i’th index, we have to travel each and every node from the head to i’th node as we don’t have continuous block of memory. Therefore, the overhead increases for quick sort. Merge sort accesses data sequentially and the need of random access is low.</text:p>
      <text:p text:style-name="Standard"/>
      <text:p text:style-name="P1">TimeComplexity:O(nlogn) </text:p>
      <text:p text:style-name="P1"/>
      <table:table table:name="Table4" table:style-name="Table4">
        <table:table-column table:style-name="Table4.A"/>
        <table:table-column table:style-name="Table4.B"/>
        <table:table-column table:style-name="Table4.C"/>
        <table:table-row>
          <table:table-cell table:style-name="Table4.A1" office:value-type="string">
            <text:p text:style-name="P1">Best</text:p>
          </table:table-cell>
          <table:table-cell table:style-name="Table4.A1" office:value-type="string">
            <text:p text:style-name="P1">Average </text:p>
          </table:table-cell>
          <table:table-cell table:style-name="Table4.C1" office:value-type="string">
            <text:p text:style-name="P1">Worst</text:p>
          </table:table-cell>
        </table:table-row>
        <table:table-row>
          <table:table-cell table:style-name="Table4.A2" office:value-type="string">
            <text:p text:style-name="P1">O(nLogn)</text:p>
          </table:table-cell>
          <table:table-cell table:style-name="Table4.A2" office:value-type="string">
            <text:p text:style-name="P1">O(nLogn)</text:p>
          </table:table-cell>
          <table:table-cell table:style-name="Table4.C2" office:value-type="string">
            <text:p text:style-name="P1">O(n*n)</text:p>
          </table:table-cell>
        </table:table-row>
      </table:table>
      <text:p text:style-name="P1"/>
      <text:p text:style-name="P1">Space Complexity:</text:p>
      <text:p text:style-name="P1"/>
      <text:p text:style-name="P1"/>
      <text:p text:style-name="P4">Merge Sort:</text:p>
      <text:p text:style-name="P2"><text:span text:style-name="T3">Source: </text:span><text:a xlink:type="simple" xlink:href="http://www.codenlearn.com/2011/10/simple-merge-sort.html" text:style-name="Internet_20_link" text:visited-style-name="Visited_20_Internet_20_Link"><text:span text:style-name="T3">http://www.codenlearn.com/2011/10/simple-merge-sort.html</text:span></text:a><text:span text:style-name="T3"> </text:span></text:p>
      <text:p text:style-name="P2"><text:span text:style-name="T3"/></text:p>
      <text:p text:style-name="P2"><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Helvetica, Arial, Verdana, sans-serif"/>
    <style:font-face style:name="OpenSymbol" svg:font-family="OpenSymbol"/>
    <style:font-face style:name="Tahoma1" svg:font-family="Tahoma"/>
    <style:font-face style:name="Times new roman"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Page_20_Style_20_1" style:display-name="Page Style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55M18S</meta:editing-duration>
    <meta:editing-cycles>71</meta:editing-cycles>
    <meta:generator>OpenOffice/4.1.3$Win32 OpenOffice.org_project/413m1$Build-9783</meta:generator>
    <dc:date>2017-07-09T18:07:55.56</dc:date>
    <dc:creator>Shailendra Singh</dc:creator>
    <meta:document-statistic meta:table-count="4" meta:image-count="9" meta:object-count="0" meta:page-count="16" meta:paragraph-count="375" meta:word-count="4021" meta:character-count="22165"/>
    <meta:user-defined meta:name="Info 1"/>
    <meta:user-defined meta:name="Info 2"/>
    <meta:user-defined meta:name="Info 3"/>
    <meta:user-defined meta:name="Info 4"/>
  </office:meta>
</office:document-meta>
</file>